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</text:p>
          </table:table-cell>
          <table:table-cell table:style-name="Default" office:value-type="string" calcext:value-type="string">
            <text:p>VADC</text:p>
          </table:table-cell>
          <table:table-cell/>
          <table:table-cell office:value-type="string" calcext:value-type="string">
            <text:p>V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*53125/375+1.5*53125/375" office:value-type="float" office:value="212.5" calcext:value-type="float">
            <text:p>212,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53125/375+1.5*53125/375" office:value-type="float" office:value="354.166666666667" calcext:value-type="float">
            <text:p>354,17</text:p>
          </table:table-cell>
          <table:table-cell/>
          <table:table-cell office:value-type="float" office:value="4.6" calcext:value-type="float">
            <text:p>4,6</text:p>
          </table:table-cell>
          <table:table-cell table:formula="of:=[.D3]/2*(100/320)" office:value-type="float" office:value="0.71875" calcext:value-type="float">
            <text:p>0,718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*53125/375+1.5*53125/375" office:value-type="float" office:value="495.833333333333" calcext:value-type="float">
            <text:p>495,8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*53125/375+1.5*53125/375" office:value-type="float" office:value="637.5" calcext:value-type="float">
            <text:p>637,5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*53125/375+1.5*53125/375" office:value-type="float" office:value="779.166666666667" calcext:value-type="float">
            <text:p>779,1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*53125/375+1.5*53125/375" office:value-type="float" office:value="920.833333333333" calcext:value-type="float">
            <text:p>920,8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*53125/375+1.5*53125/375" office:value-type="float" office:value="1062.5" calcext:value-type="float">
            <text:p>1062,5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ADC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12]*375/54400-1.5" office:value-type="float" office:value="-0.121323529411765" calcext:value-type="float">
            <text:p>-0,12</text:p>
          </table:table-cell>
          <table:table-cell/>
          <table:table-cell table:formula="of:=[.A12]/54400" office:value-type="float" office:value="0.00367647058823529" calcext:value-type="float">
            <text:p>0,00367647058823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13]*375/54400-1.5" office:value-type="float" office:value="0.223345588235294" calcext:value-type="float">
            <text:p>0,22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14]*375/54400-1.5" office:value-type="float" office:value="0.568014705882353" calcext:value-type="float">
            <text:p>0,57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15]*375/54400-1.5" office:value-type="float" office:value="0.912683823529412" calcext:value-type="float">
            <text:p>0,91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16]*375/54400-1.5" office:value-type="float" office:value="1.25735294117647" calcext:value-type="float">
            <text:p>1,26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17]*375/54400-1.5" office:value-type="float" office:value="1.60202205882353" calcext:value-type="float">
            <text:p>1,6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18]*375/54400-1.5" office:value-type="float" office:value="1.94669117647059" calcext:value-type="float">
            <text:p>1,95</text:p>
          </table:table-cell>
          <table:table-cell table:number-columns-repeated="3"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19]*375/54400-1.5" office:value-type="float" office:value="2.29136029411765" calcext:value-type="float">
            <text:p>2,29</text:p>
          </table:table-cell>
          <table:table-cell table:number-columns-repeated="3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20]*375/54400-1.5" office:value-type="float" office:value="2.63602941176471" calcext:value-type="float">
            <text:p>2,64</text:p>
          </table:table-cell>
          <table:table-cell table:number-columns-repeated="3"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21]*375/54400-1.5" office:value-type="float" office:value="2.98069852941176" calcext:value-type="float">
            <text:p>2,98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22]*375/54400-1.5" office:value-type="float" office:value="3.32536764705882" calcext:value-type="float">
            <text:p>3,33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23]*375/54400-1.5" office:value-type="float" office:value="3.67003676470588" calcext:value-type="float">
            <text:p>3,67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24]*375/54400-1.5" office:value-type="float" office:value="4.01470588235294" calcext:value-type="float">
            <text:p>4,01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25]*375/54400-1.5" office:value-type="float" office:value="4.359375" calcext:value-type="float">
            <text:p>4,36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26]*375/54400-1.5" office:value-type="float" office:value="4.70404411764706" calcext:value-type="float">
            <text:p>4,70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27]*375/54400-1.5" office:value-type="float" office:value="5.04871323529412" calcext:value-type="float">
            <text:p>5,05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28]*375/54400-1.5" office:value-type="float" office:value="5.39338235294118" calcext:value-type="float">
            <text:p>5,3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2:58:31.537378759</meta:creation-date>
    <dc:date>2019-04-08T16:31:21.939453411</dc:date>
    <meta:editing-duration>PT2H40M8S</meta:editing-duration>
    <meta:editing-cycles>3</meta:editing-cycles>
    <meta:generator>LibreOffice/5.2.7.2$Linux_X86_64 LibreOffice_project/20m0$Build-2</meta:generator>
    <meta:document-statistic meta:table-count="1" meta:cell-count="55" meta:object-count="0"/>
  </office:meta>
</office:document-meta>
</file>